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AR PL New Sung1" svg:font-family="'AR PL New Sung'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 PL New Sung" svg:font-family="'AR PL New Sung'" style:font-family-generic="system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" fo:font-weight="bold" officeooo:rsid="000e0323" officeooo:paragraph-rsid="000e032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Bitstream Vera Sans" fo:font-weight="bold" officeooo:rsid="000fff87" officeooo:paragraph-rsid="000fff8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Bitstream Vera Sans" fo:font-weight="bold" officeooo:rsid="0017218a" officeooo:paragraph-rsid="0017218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Bitstream Vera Sans" fo:font-weight="normal" officeooo:rsid="000e0323" officeooo:paragraph-rsid="000e032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Bitstream Vera Sans" fo:font-weight="normal" officeooo:rsid="000e0323" officeooo:paragraph-rsid="000fff8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itstream Vera Sans" fo:font-weight="normal" officeooo:rsid="000fff87" officeooo:paragraph-rsid="000fff87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Bitstream Vera Sans" fo:font-size="16pt" fo:font-weight="bold" officeooo:rsid="000e0323" officeooo:paragraph-rsid="000e0323" style:font-size-asian="16pt" style:font-weight-asian="bold" style:font-size-complex="16pt" style:font-weight-complex="bold"/>
    </style:style>
    <style:style style:name="P8" style:family="paragraph" style:parent-style-name="Standard" style:list-style-name="L15">
      <style:paragraph-properties fo:text-align="start" style:justify-single-word="false"/>
      <style:text-properties officeooo:paragraph-rsid="00134a7e"/>
    </style:style>
    <style:style style:name="P9" style:family="paragraph" style:parent-style-name="Standard" style:list-style-name="L17">
      <style:paragraph-properties fo:text-align="start" style:justify-single-word="false"/>
      <style:text-properties officeooo:paragraph-rsid="0015702c"/>
    </style:style>
    <style:style style:name="P10" style:family="paragraph" style:parent-style-name="Standard" style:list-style-name="L17">
      <style:paragraph-properties fo:text-align="start" style:justify-single-word="false"/>
      <style:text-properties officeooo:paragraph-rsid="0017218a"/>
    </style:style>
    <style:style style:name="P11" style:family="paragraph" style:parent-style-name="Standard" style:list-style-name="L17">
      <style:paragraph-properties fo:text-align="start" style:justify-single-word="false"/>
      <style:text-properties officeooo:paragraph-rsid="0019e6b9"/>
    </style:style>
    <style:style style:name="P12" style:family="paragraph" style:parent-style-name="Standard" style:list-style-name="L14">
      <style:paragraph-properties fo:text-align="start" style:justify-single-word="false"/>
      <style:text-properties style:font-name="Bitstream Vera Sans" fo:font-weight="normal" officeooo:rsid="000e0323" officeooo:paragraph-rsid="000fff87" style:font-weight-asian="normal" style:font-weight-complex="normal"/>
    </style:style>
    <style:style style:name="P13" style:family="paragraph" style:parent-style-name="Standard" style:list-style-name="L14">
      <style:paragraph-properties fo:text-align="start" style:justify-single-word="false"/>
      <style:text-properties style:font-name="Bitstream Vera Sans" fo:font-weight="normal" officeooo:rsid="000fff87" officeooo:paragraph-rsid="000fff87" style:font-weight-asian="normal" style:font-weight-complex="normal"/>
    </style:style>
    <style:style style:name="P14" style:family="paragraph" style:parent-style-name="Standard" style:list-style-name="L15">
      <style:paragraph-properties fo:text-align="start" style:justify-single-word="false"/>
      <style:text-properties style:font-name="Bitstream Vera Sans" fo:font-weight="normal" officeooo:rsid="000fff87" officeooo:paragraph-rsid="000fff87" style:font-weight-asian="normal" style:font-weight-complex="normal"/>
    </style:style>
    <style:style style:name="P15" style:family="paragraph" style:parent-style-name="Standard" style:list-style-name="L16">
      <style:paragraph-properties fo:text-align="start" style:justify-single-word="false"/>
      <style:text-properties style:font-name="Bitstream Vera Sans" fo:font-weight="normal" officeooo:rsid="000fff87" officeooo:paragraph-rsid="000fff87" style:font-weight-asian="normal" style:font-weight-complex="normal"/>
    </style:style>
    <style:style style:name="P16" style:family="paragraph" style:parent-style-name="Standard" style:list-style-name="L17">
      <style:paragraph-properties fo:text-align="start" style:justify-single-word="false"/>
      <style:text-properties style:font-name="Bitstream Vera Sans" fo:font-weight="normal" officeooo:rsid="00134a7e" officeooo:paragraph-rsid="00134a7e" style:font-weight-asian="normal" style:font-weight-complex="normal"/>
    </style:style>
    <style:style style:name="P17" style:family="paragraph" style:parent-style-name="Standard" style:list-style-name="L18">
      <style:paragraph-properties fo:text-align="start" style:justify-single-word="false"/>
      <style:text-properties style:font-name="Bitstream Vera Sans" fo:font-weight="normal" officeooo:rsid="0017218a" officeooo:paragraph-rsid="0017218a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Bitstream Vera Sans" fo:font-size="16pt" fo:font-weight="bold" officeooo:rsid="000e0323" officeooo:paragraph-rsid="000e0323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Bitstream Vera Sans" fo:font-size="16pt" fo:font-weight="bold" officeooo:rsid="001816fd" officeooo:paragraph-rsid="001816fd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Bitstream Vera Sans" fo:font-size="12pt" fo:font-weight="normal" officeooo:rsid="001816fd" officeooo:paragraph-rsid="001816f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Bitstream Vera Sans" fo:font-size="12pt" fo:font-weight="normal" officeooo:rsid="001a5f95" officeooo:paragraph-rsid="001a5f9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Bitstream Vera Sans" fo:font-size="12pt" fo:font-weight="normal" officeooo:rsid="001a5f95" officeooo:paragraph-rsid="001ad0c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Bitstream Vera Sans" fo:font-size="12pt" fo:font-weight="normal" officeooo:rsid="001a5f95" officeooo:paragraph-rsid="0025ccb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Bitstream Vera Sans" fo:font-size="12pt" fo:font-weight="normal" officeooo:rsid="001c3c6a" officeooo:paragraph-rsid="001c3c6a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Bitstream Vera Sans" fo:font-size="12pt" fo:font-weight="normal" officeooo:rsid="001c3c6a" officeooo:paragraph-rsid="0022ce94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Bitstream Vera Sans" fo:font-size="12pt" fo:font-weight="bold" officeooo:rsid="001ad0ce" officeooo:paragraph-rsid="001c3c6a" style:font-size-asian="10.5pt" style:font-weight-asian="bold" style:font-size-complex="12pt" style:font-weight-complex="bold"/>
    </style:style>
    <style:style style:name="P27" style:family="paragraph" style:parent-style-name="Standard" style:list-style-name="L16">
      <style:paragraph-properties fo:text-align="start" style:justify-single-word="false"/>
      <style:text-properties style:font-name="Bitstream Vera Sans" fo:language="en" fo:country="US" fo:font-weight="normal" officeooo:rsid="000fff87" officeooo:paragraph-rsid="000fff87" style:font-weight-asian="normal" style:font-weight-complex="normal"/>
    </style:style>
    <style:style style:name="P28" style:family="paragraph" style:parent-style-name="Standard" style:list-style-name="L14">
      <style:paragraph-properties fo:text-align="start" style:justify-single-word="false"/>
      <style:text-properties officeooo:rsid="000fff87" officeooo:paragraph-rsid="000fff87"/>
    </style:style>
    <style:style style:name="P29" style:family="paragraph" style:parent-style-name="Standard" style:list-style-name="L14">
      <style:paragraph-properties fo:text-align="start" style:justify-single-word="false"/>
      <style:text-properties officeooo:rsid="0019e6b9" officeooo:paragraph-rsid="0019e6b9"/>
    </style:style>
    <style:style style:name="P30" style:family="paragraph">
      <style:paragraph-properties fo:text-align="center"/>
      <style:text-properties fo:font-size="10pt" style:font-size-asian="10pt" style:font-size-complex="10pt"/>
    </style:style>
    <style:style style:name="P31" style:family="paragraph">
      <style:text-properties style:font-name="Bitstream Vera Sans" fo:font-size="12pt"/>
    </style:style>
    <style:style style:name="P32" style:family="paragraph">
      <style:text-properties fo:font-size="12pt"/>
    </style:style>
    <style:style style:name="P33" style:family="paragraph">
      <style:text-properties style:font-name="Bitstream Vera Sans" fo:font-size="12pt" fo:language="en" fo:country="US"/>
    </style:style>
    <style:style style:name="P34" style:family="paragraph">
      <style:paragraph-properties fo:text-align="center"/>
    </style:style>
    <style:style style:name="T1" style:family="text">
      <style:text-properties style:font-name="Bitstream Vera Sans" fo:font-weight="normal" style:font-weight-asian="normal" style:font-weight-complex="normal"/>
    </style:style>
    <style:style style:name="T2" style:family="text">
      <style:text-properties style:font-name="Bitstream Vera Sans" fo:font-weight="normal" officeooo:rsid="000e0323" style:font-weight-asian="normal" style:font-weight-complex="normal"/>
    </style:style>
    <style:style style:name="T3" style:family="text">
      <style:text-properties style:font-name="Bitstream Vera Sans" fo:font-weight="normal" officeooo:rsid="000fff87" style:font-weight-asian="normal" style:font-weight-complex="normal"/>
    </style:style>
    <style:style style:name="T4" style:family="text">
      <style:text-properties style:font-name="Bitstream Vera Sans" fo:font-weight="normal" officeooo:rsid="00117652" style:font-weight-asian="normal" style:font-weight-complex="normal"/>
    </style:style>
    <style:style style:name="T5" style:family="text">
      <style:text-properties style:font-name="Bitstream Vera Sans" fo:font-weight="normal" officeooo:rsid="00134a7e" style:font-weight-asian="normal" style:font-weight-complex="normal"/>
    </style:style>
    <style:style style:name="T6" style:family="text">
      <style:text-properties style:font-name="Bitstream Vera Sans" fo:font-weight="normal" officeooo:rsid="0014735d" style:font-weight-asian="normal" style:font-weight-complex="normal"/>
    </style:style>
    <style:style style:name="T7" style:family="text">
      <style:text-properties style:font-name="Bitstream Vera Sans" fo:font-weight="normal" officeooo:rsid="0015702c" style:font-weight-asian="normal" style:font-weight-complex="normal"/>
    </style:style>
    <style:style style:name="T8" style:family="text">
      <style:text-properties style:font-name="Bitstream Vera Sans" fo:font-weight="normal" officeooo:rsid="0017218a" style:font-weight-asian="normal" style:font-weight-complex="normal"/>
    </style:style>
    <style:style style:name="T9" style:family="text">
      <style:text-properties style:font-name="Bitstream Vera Sans" fo:language="en" fo:country="US" fo:font-weight="normal" officeooo:rsid="000fff87" style:font-weight-asian="normal" style:font-weight-complex="normal"/>
    </style:style>
    <style:style style:name="T10" style:family="text">
      <style:text-properties style:font-name="Bitstream Vera Sans" fo:language="en" fo:country="US" fo:font-weight="normal" officeooo:rsid="0019e6b9" style:font-weight-asian="normal" style:font-weight-complex="normal"/>
    </style:style>
    <style:style style:name="T11" style:family="text">
      <style:text-properties fo:language="ru" fo:country="RU" fo:font-weight="normal" officeooo:rsid="0015702c" style:font-weight-asian="normal" style:font-weight-complex="normal"/>
    </style:style>
    <style:style style:name="T12" style:family="text">
      <style:text-properties style:font-name="Liberation Mono" fo:language="ru" fo:country="RU" fo:font-weight="normal" officeooo:rsid="0015702c" style:font-name-asian="Liberation Mono" style:font-weight-asian="normal" style:font-name-complex="Liberation Mono" style:font-weight-complex="normal"/>
    </style:style>
    <style:style style:name="T13" style:family="text">
      <style:text-properties officeooo:rsid="0017218a"/>
    </style:style>
    <style:style style:name="T14" style:family="text">
      <style:text-properties officeooo:rsid="0019e6b9"/>
    </style:style>
    <style:style style:name="T15" style:family="text">
      <style:text-properties officeooo:rsid="001a5f95"/>
    </style:style>
    <style:style style:name="T16" style:family="text">
      <style:text-properties officeooo:rsid="001ac53c"/>
    </style:style>
    <style:style style:name="T17" style:family="text">
      <style:text-properties officeooo:rsid="001ad0ce"/>
    </style:style>
    <style:style style:name="T18" style:family="text">
      <style:text-properties fo:language="en" fo:country="US" officeooo:rsid="000fff87"/>
    </style:style>
    <style:style style:name="T19" style:family="text">
      <style:text-properties fo:language="en" fo:country="US" officeooo:rsid="0019e6b9"/>
    </style:style>
    <style:style style:name="T20" style:family="text">
      <style:text-properties fo:language="en" fo:country="US" officeooo:rsid="001ac53c"/>
    </style:style>
    <style:style style:name="T21" style:family="text">
      <style:text-properties fo:language="en" fo:country="US" officeooo:rsid="001ad0ce"/>
    </style:style>
    <style:style style:name="T22" style:family="text">
      <style:text-properties fo:language="en" fo:country="US" officeooo:rsid="001c3c6a"/>
    </style:style>
    <style:style style:name="T23" style:family="text">
      <style:text-properties fo:language="en" fo:country="US" officeooo:rsid="0025ccb4"/>
    </style:style>
    <style:style style:name="T24" style:family="text">
      <style:text-properties officeooo:rsid="001c3c6a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style:font-name="Bitstream Vera Sans" fo:font-size="10pt" style:font-size-asian="10pt" style:font-size-complex="10pt"/>
    </style:style>
    <style:style style:name="T27" style:family="text">
      <style:text-properties style:font-name="Bitstream Vera Sans" fo:font-size="10pt" fo:language="en" fo:country="US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213cm" fo:min-width="0.8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212cm" fo:min-width="0.8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215cm" fo:min-width="0.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173cm" fo:min-width="0.8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1.647cm" fo:min-width="0.1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draw:stroke-dash="Ultrafine_20_Dashed" draw:fill="solid" draw:fill-color="#ffffff" draw:textarea-horizontal-align="justify" draw:textarea-vertical-align="middle" draw:auto-grow-height="false" fo:min-height="0.418cm" fo:min-width="0.2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draw:stroke-dash="Ultrafine_20_Dashed" draw:fill="solid" draw:fill-color="#ffffff" draw:textarea-horizontal-align="justify" draw:textarea-vertical-align="middle" draw:auto-grow-height="false" fo:min-height="0.51cm" fo:min-width="0.2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draw:stroke-dash="Ultrafine_20_Dashed" draw:fill="solid" draw:fill-color="#ffffff" draw:textarea-horizontal-align="justify" draw:textarea-vertical-align="middle" draw:auto-grow-height="false" fo:min-height="0.582cm" fo:min-width="0.2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draw:stroke-dash="Ultrafine_20_Dashed" draw:fill="solid" draw:fill-color="#ffffff" draw:textarea-horizontal-align="justify" draw:textarea-vertical-align="middle" draw:auto-grow-height="false" fo:min-height="0.478cm" fo:min-width="0.2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dash" draw:stroke-dash="Ultrafine_20_Dashed" draw:fill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solid" draw:stroke-dash="Ultrafine_20_Dashed"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Предметная область</text:p>
      <text:p text:style-name="P20"/>
      <text:p text:style-name="P21">Приложение «<text:span text:style-name="T16">Быстрый перевод</text:span>» на основе СПБ (Система Быстрых Платежей) <text:span text:style-name="T16">делает</text:span> перевод<text:span text:style-name="T16">ы</text:span> по номеру телефона. <text:span text:style-name="T16">Имеются процессы, которые требуют ожидания ответа от внешнего ПО (стороннего процессинга).</text:span></text:p>
      <text:p text:style-name="P21"/>
      <text:p text:style-name="P26"><text:span text:style-name="T24">Пример. </text:span>Процесс «<text:span text:style-name="T15">ввод идентификатора (номер телефона) в форме»<text:line-break/></text:span></text:p>
      <text:p text:style-name="P23"><text:span text:style-name="T17">Приложение подготавливает данные, prepareRequest, для отправки, sendRequest, в процессинг. Внешнее ПО отвечает приложению ответом — ОК. В момент ответа ОК создается сокет, createSocket, слушаем сокет, listenSocket. </text:span></text:p>
      <text:p text:style-name="P22"/>
      <text:p text:style-name="P23"><text:span text:style-name="T16">После, процессинг внешнего ПО делает запрос к нашему приложению. Приложение записывает данные в сокет, </text:span><text:bookmark-start text:name="__DdeLink__118_1176908832"/><text:span text:style-name="T18">write</text:span><text:span text:style-name="T19">T</text:span><text:span text:style-name="T18">o</text:span><text:span text:style-name="T19">S</text:span><text:span text:style-name="T18">ocket</text:span><text:bookmark-end text:name="__DdeLink__118_1176908832"/><text:span text:style-name="T18">. <text:s/></text:span><text:span text:style-name="T21">Процесс, l</text:span><text:span text:style-name="T20">istenSocket, </text:span><text:span text:style-name="T21">возвращает данные, </text:span><text:span text:style-name="T20">внешнего ПО,</text:span><text:span text:style-name="T21"> записанные в сокет. Когда процесс, </text:span><text:span text:style-name="T18">listenSocket, </text:span><text:span text:style-name="T21">вернул данные, уничтожаем сокет, </text:span><text:bookmark-start text:name="__DdeLink__120_1176908832"/><text:span text:style-name="T18">killSocket</text:span><text:bookmark-end text:name="__DdeLink__120_1176908832"/><text:span text:style-name="T18">. </text:span><text:span text:style-name="T22">(схема 1)</text:span></text:p>
      <text:p text:style-name="P22"><text:span text:style-name="T22"/></text:p>
      <text:p text:style-name="P22"><text:span text:style-name="T22"/></text:p>
      <text:p text:style-name="P7"><draw:rect text:anchor-type="paragraph" draw:z-index="0" draw:style-name="gr1" draw:text-style-name="P30" svg:width="3.599cm" svg:height="6.855cm" svg:x="0.076cm" svg:y="0.492cm"><text:p text:style-name="P30"><text:span text:style-name="T25">Клиент</text:span></text:p></draw:rect><draw:rect text:anchor-type="paragraph" draw:z-index="1" draw:style-name="gr1" draw:text-style-name="P30" svg:width="3.599cm" svg:height="1.191cm" svg:x="4.674cm" svg:y="0.492cm"><text:p text:style-name="P30"><text:span text:style-name="T25">Ввод идентификатора</text:span></text:p></draw:rect><draw:rect text:anchor-type="paragraph" draw:z-index="3" draw:style-name="gr1" draw:text-style-name="P30" svg:width="3.599cm" svg:height="6.855cm" svg:x="4.674cm" svg:y="0.492cm"><text:p text:style-name="P30"><text:span text:style-name="T25">Ввод идентификатора</text:span></text:p></draw:rect><draw:rect text:anchor-type="paragraph" draw:z-index="5" draw:style-name="gr1" draw:text-style-name="P30" svg:width="3.599cm" svg:height="6.827cm" svg:x="13.871cm" svg:y="0.494cm"><text:p text:style-name="P31"><text:span text:style-name="T26">процессинг</text:span></text:p><text:p text:style-name="P31"><text:span text:style-name="T26">внешнего ПО</text:span></text:p></draw:rect><draw:rect text:anchor-type="paragraph" draw:z-index="19" draw:style-name="gr1" draw:text-style-name="P30" svg:width="3.599cm" svg:height="0.927cm" svg:x="9.273cm" svg:y="0.494cm"><text:p text:style-name="P31"><text:span text:style-name="T27">prepareRequest</text:span></text:p></draw:rect><draw:rect text:anchor-type="paragraph" draw:z-index="22" draw:style-name="gr12" draw:text-style-name="P34" svg:width="4.313cm" svg:height="7.727cm" svg:x="13.543cm" svg:y="0.071cm"><text:p/></draw:rect><draw:line text:anchor-type="paragraph" draw:z-index="23" draw:style-name="gr13" draw:text-style-name="P34" svg:x1="8.701cm" svg:y1="0.15cm" svg:x2="8.701cm" svg:y2="8.511cm"><text:p/></draw:line><draw:line text:anchor-type="paragraph" draw:z-index="24" draw:style-name="gr13" draw:text-style-name="P34" svg:x1="13.067cm" svg:y1="0.123cm" svg:x2="13.067cm" svg:y2="8.484cm"><text:p/></draw:line><draw:line text:anchor-type="paragraph" draw:z-index="25" draw:style-name="gr13" draw:text-style-name="P34" svg:x1="8.701cm" svg:y1="0.149cm" svg:x2="13.067cm" svg:y2="0.123cm"><text:p/></draw:line></text:p>
      <text:p text:style-name="P7"><draw:custom-shape text:anchor-type="paragraph" draw:z-index="4" draw:style-name="gr3" svg:width="1.001cm" svg:height="0.424cm" svg:x="8.273cm" svg:y="0.09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3" draw:style-name="gr8" svg:width="0.493cm" svg:height="0.477cm" svg:x="10.781cm" svg:y="0.62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7"><draw:custom-shape text:anchor-type="paragraph" draw:z-index="6" draw:style-name="gr4" draw:text-style-name="P32" svg:width="1.006cm" svg:height="0.428cm" svg:x="12.871cm" svg:y="0.3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5" svg:width="1.001cm" svg:height="0.345cm" svg:x="12.876cm" svg:y="0.97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4" draw:style-name="gr9" svg:width="0.493cm" svg:height="0.583cm" svg:x="11.982cm" svg:y="0.68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8" draw:style-name="gr1" draw:text-style-name="P30" svg:width="3.599cm" svg:height="0.927cm" svg:x="9.273cm" svg:y="0.464cm"><text:p text:style-name="P31"><text:span text:style-name="T27">sendRequest</text:span></text:p></draw:rect></text:p>
      <text:p text:style-name="P7"><draw:custom-shape text:anchor-type="paragraph" draw:z-index="10" draw:style-name="gr5" svg:width="1.001cm" svg:height="0.345cm" svg:x="8.273cm" svg:y="3.11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style-name="gr2" svg:width="1.001cm" svg:height="0.426cm" svg:x="3.674cm" svg:y="1.64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><draw:rect text:anchor-type="paragraph" draw:z-index="11" draw:style-name="gr1" draw:text-style-name="P30" svg:width="3.599cm" svg:height="0.927cm" svg:x="9.273cm" svg:y="0.579cm"><text:p text:style-name="P31"><text:span text:style-name="T27">createSocket</text:span></text:p></draw:rect><draw:custom-shape text:anchor-type="paragraph" draw:z-index="15" draw:style-name="gr9" svg:width="0.493cm" svg:height="0.583cm" svg:x="10.765cm" svg:y="0.01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7"/>
      <text:p text:style-name="P7"><draw:custom-shape text:anchor-type="paragraph" draw:z-index="20" draw:style-name="gr10" draw:text-style-name="P32" svg:width="0.496cm" svg:height="0.666cm" svg:x="10.765cm" svg:y="0.13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7"><draw:rect text:anchor-type="paragraph" draw:z-index="16" draw:style-name="gr1" draw:text-style-name="P30" svg:width="3.599cm" svg:height="0.927cm" svg:x="9.273cm" svg:y="1.579cm"><text:p text:style-name="P33"><text:span text:style-name="T27">killSocket</text:span></text:p></draw:rect><draw:rect text:anchor-type="paragraph" draw:z-index="17" draw:style-name="gr1" draw:text-style-name="P30" svg:width="3.599cm" svg:height="0.927cm" svg:x="9.273cm" svg:y="0.108cm"><text:p text:style-name="P31"><text:span text:style-name="T27">listenSocket</text:span></text:p></draw:rect></text:p>
      <text:p text:style-name="P7"><draw:custom-shape text:anchor-type="paragraph" draw:z-index="21" draw:style-name="gr11" svg:width="0.493cm" svg:height="0.546cm" svg:x="10.712cm" svg:y="0.34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7"/>
      <text:p text:style-name="P7"><draw:custom-shape text:anchor-type="paragraph" draw:z-index="9" draw:style-name="gr6" svg:width="0.318cm" svg:height="1.883cm" svg:x="15.66cm" svg:y="0.45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4"><draw:rect text:anchor-type="paragraph" draw:z-index="8" draw:style-name="gr1" draw:text-style-name="P30" svg:width="17.342cm" svg:height="1.826cm" svg:x="0.102cm" svg:y="1.655cm"><text:p text:style-name="P31"><text:span text:style-name="T26">Точка входа для внешнего ПО</text:span></text:p><text:p text:style-name="P31"><text:span text:style-name="T26"/></text:p><text:p text:style-name="P33"><text:span text:style-name="T27">writeToSocket</text:span></text:p></draw:rect></text:p>
      <text:p text:style-name="P24"><draw:line text:anchor-type="paragraph" draw:z-index="26" draw:style-name="gr13" draw:text-style-name="P34" svg:x1="13.067cm" svg:y1="0.422cm" svg:x2="17.882cm" svg:y2="0.422cm"><text:p/></draw:line><draw:line text:anchor-type="paragraph" draw:z-index="27" draw:style-name="gr13" draw:text-style-name="P34" svg:x1="8.701cm" svg:y1="0.448cm" svg:x2="-0.374cm" svg:y2="0.448cm"><text:p/></draw:line><draw:line text:anchor-type="paragraph" draw:z-index="28" draw:style-name="gr13" draw:text-style-name="P34" svg:x1="-0.374cm" svg:y1="0.448cm" svg:x2="-0.374cm" svg:y2="3.279cm"><text:p/></draw:line><draw:line text:anchor-type="paragraph" draw:z-index="29" draw:style-name="gr13" draw:text-style-name="P34" svg:x1="17.882cm" svg:y1="0.422cm" svg:x2="17.908cm" svg:y2="3.28cm"><text:p/></draw:line></text:p>
      <text:p text:style-name="P24"><draw:line text:anchor-type="paragraph" draw:z-index="12" draw:style-name="gr7" draw:text-style-name="P34" svg:x1="0.102cm" svg:y1="1.494cm" svg:x2="17.443cm" svg:y2="1.494cm"><text:p/></draw:line></text:p>
      <text:p text:style-name="P24"/>
      <text:p text:style-name="P24"/>
      <text:p text:style-name="P24"/>
      <text:p text:style-name="P24"/>
      <text:p text:style-name="P25"><draw:line text:anchor-type="paragraph" draw:z-index="30" draw:style-name="gr13" draw:text-style-name="P34" svg:x1="-0.374cm" svg:y1="0.189cm" svg:x2="17.909cm" svg:y2="0.189cm"><text:p/></draw:line></text:p>
      <text:p text:style-name="P25">схема 1</text:p>
      <text:p text:style-name="P7"/>
      <text:p text:style-name="P7"/>
      <text:p text:style-name="P7"><text:soft-page-break/></text:p>
      <text:p text:style-name="P7">Техническое задание</text:p>
      <text:p text:style-name="P1"/>
      <text:p text:style-name="P4">Реализовать независимый микросервис по работе с сокетами. </text:p>
      <text:p text:style-name="P4"/>
      <text:p text:style-name="P5">Сервис должен уметь:</text:p>
      <text:list xml:id="list4172597839557256103" text:style-name="L14">
        <text:list-item>
          <text:p text:style-name="P12">создавать временный уникальный сокет;</text:p>
        </text:list-item>
        <text:list-item>
          <text:p text:style-name="P28"><text:span text:style-name="T2">с</text:span><text:span text:style-name="T1">лушать сокет;</text:span></text:p>
        </text:list-item>
        <text:list-item>
          <text:p text:style-name="P29"><text:span text:style-name="T1">записать данные в сокет;</text:span></text:p>
        </text:list-item>
        <text:list-item>
          <text:p text:style-name="P13">уничтожать сокет.</text:p>
        </text:list-item>
      </text:list>
      <text:p text:style-name="P4"/>
      <text:p text:style-name="P2">Реализация:</text:p>
      <text:p text:style-name="P2"/>
      <text:list xml:id="list2764702891489102781" text:style-name="L15">
        <text:list-item>
          <text:p text:style-name="P14">Создать интерфейс с методами</text:p>
        </text:list-item>
      </text:list>
      <text:list xml:id="list4405095752500478145" text:style-name="L16">
        <text:list-item>
          <text:list>
            <text:list-item>
              <text:p text:style-name="P15">createSocket</text:p>
            </text:list-item>
            <text:list-item>
              <text:p text:style-name="P15">listenSocket</text:p>
            </text:list-item>
            <text:list-item>
              <text:p text:style-name="P27">write<text:span text:style-name="T14">T</text:span>o<text:span text:style-name="T14">S</text:span>ocket</text:p>
            </text:list-item>
            <text:list-item>
              <text:p text:style-name="P15">killSocket<text:line-break/></text:p>
            </text:list-item>
          </text:list>
        </text:list-item>
      </text:list>
      <text:list xml:id="list125919507613121" text:continue-list="list2764702891489102781" text:style-name="L15">
        <text:list-item>
          <text:p text:style-name="P8"><text:span text:style-name="T3">Создать класс от интерфейса. </text:span><text:span text:style-name="T4">(Думаю подойдет паттерн </text:span><text:a xlink:type="simple" xlink:href="https://designpatternsphp.readthedocs.io/ru/latest/Structural/Adapter/README.html" text:style-name="Internet_20_link" text:visited-style-name="Visited_20_Internet_20_Link"><text:span text:style-name="T4">Adapter</text:span></text:a><text:span text:style-name="T4">)</text:span></text:p>
        </text:list-item>
      </text:list>
      <text:list xml:id="list7342933849067520976" text:style-name="L17">
        <text:list-item>
          <text:list>
            <text:list-item>
              <text:p text:style-name="P16">приватное свойство класса - $socket;<text:line-break/></text:p>
            </text:list-item>
            <text:list-item>
              <text:p text:style-name="P9"><text:span text:style-name="T3">createSocket — </text:span><text:span text:style-name="T5">создает сокет и присваивает в $socket, </text:span><text:span text:style-name="T7">во</text:span><text:span text:style-name="T8">з</text:span><text:span text:style-name="T7">вращает true при успехе, при провале </text:span><text:span text:style-name="Source_20_Text"><text:span text:style-name="T11">throw new \Exception(„text“, </text:span></text:span><text:span text:style-name="Source_20_Text"><text:span text:style-name="T12">450</text:span></text:span><text:span text:style-name="Source_20_Text"><text:span text:style-name="T11">);<text:line-break/></text:span></text:span></text:p>
            </text:list-item>
            <text:list-item>
              <text:p text:style-name="P11"><text:span text:style-name="T3">listenSocket — </text:span><text:span text:style-name="T5">слушает $socket </text:span><text:span text:style-name="T6">и возвращает данные сокета;</text:span></text:p>
              <text:p text:style-name="P11"><text:span text:style-name="T6"/></text:p>
            </text:list-item>
            <text:list-item>
              <text:p text:style-name="P11"><text:span text:style-name="T9">write</text:span><text:span text:style-name="T10">T</text:span><text:span text:style-name="T9">o</text:span><text:span text:style-name="T10">S</text:span><text:span text:style-name="T9">ocket – </text:span><text:span text:style-name="T10">записывает данные в сокет;</text:span><text:span text:style-name="T6"><text:line-break/></text:span></text:p>
            </text:list-item>
            <text:list-item>
              <text:p text:style-name="P10"><text:span text:style-name="T3">killSocket — </text:span><text:span text:style-name="T8">уничтожение сокета и возвращает true.</text:span><text:span text:style-name="T3"><text:line-break/></text:span></text:p>
            </text:list-item>
          </text:list>
        </text:list-item>
      </text:list>
      <text:list xml:id="list125920878353711" text:continue-list="list125919507613121" text:style-name="L15">
        <text:list-item>
          <text:p text:style-name="P14">??? <text:span text:style-name="T13">юнит тесты</text:span></text:p>
        </text:list-item>
      </text:list>
      <text:p text:style-name="P6"/>
      <text:p text:style-name="P3">Требования:</text:p>
      <text:list xml:id="list771754851316675165" text:style-name="L18">
        <text:list-item>
          <text:p text:style-name="P17">PHP — версия 5.6</text:p>
        </text:list-item>
      </text:list>
      <text:p text:style-name="P6"><text:tab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AR PL New Sung1" svg:font-family="'AR PL New Sung'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 PL New Sung" svg:font-family="'AR PL New Sung'" style:font-family-generic="system" style:font-pitch="variable"/>
    <style:font-face style:name="DejaVu Sans2" svg:font-family="'DejaVu Sans'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New Sung" style:font-size-asian="10.5pt" style:language-asian="zh" style:country-asian="CN" style:font-name-complex="DejaVu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New Sung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22:06:25.757559003</meta:creation-date>
    <dc:date>2019-10-03T12:59:18.580404570</dc:date>
    <meta:editing-duration>PT2H32M56S</meta:editing-duration>
    <meta:editing-cycles>10</meta:editing-cycles>
    <meta:generator>LibreOffice/4.3.6.2$Linux_X86_64 LibreOffice_project/430m0$Build-2</meta:generator>
    <meta:document-statistic meta:table-count="0" meta:image-count="0" meta:object-count="0" meta:page-count="2" meta:paragraph-count="30" meta:word-count="202" meta:character-count="1498" meta:non-whitespace-character-count="1326"/>
  </office:meta>
</office:document-meta>
</file>